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fo:padding="0.071cm" style:rotation-align="none"/>
    </style:style>
    <style:style style:name="ce2" style:family="table-cell" style:parent-style-name="Default">
      <style:table-cell-properties fo:border-bottom="0.74pt fine-dashed #000000" style:diagonal-bl-tr="none" style:diagonal-tl-br="none" fo:border-left="1.76pt solid #000000" fo:padding="0.071cm" fo:border-right="0.74pt fine-dashed #000000" style:rotation-align="none" fo:border-top="1.76pt solid #000000"/>
    </style:style>
    <style:style style:name="ce3" style:family="table-cell" style:parent-style-name="Default">
      <style:table-cell-properties fo:border-bottom="0.74pt fine-dashed #000000" style:diagonal-bl-tr="none" style:diagonal-tl-br="none" fo:border-left="1.76pt solid #000000" fo:padding="0.071cm" fo:border-right="0.74pt fine-dashed #000000" style:rotation-align="none" fo:border-top="0.74pt fine-dashed #000000"/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padding="0.071cm" fo:border-right="0.74pt fine-dashed #000000" style:rotation-align="none" fo:border-top="0.74pt fine-dashed #000000"/>
    </style:style>
    <style:style style:name="ce5" style:family="table-cell" style:parent-style-name="Default">
      <style:table-cell-properties fo:border-bottom="0.74pt fine-dashed #000000" style:diagonal-bl-tr="none" style:diagonal-tl-br="none" fo:border-left="0.74pt fine-dashed #000000" fo:padding="0.071cm" fo:border-right="0.74pt fine-dashed #000000" style:rotation-align="none" fo:border-top="1.76pt solid #000000"/>
    </style:style>
    <style:style style:name="ce6" style:family="table-cell" style:parent-style-name="Default">
      <style:table-cell-properties style:diagonal-bl-tr="none" style:diagonal-tl-br="none" fo:border="0.74pt fine-dashed #000000" fo:padding="0.071cm" style:rotation-align="none"/>
    </style:style>
    <style:style style:name="ce7" style:family="table-cell" style:parent-style-name="Default">
      <style:table-cell-properties fo:border-bottom="1.76pt solid #000000" style:diagonal-bl-tr="none" style:diagonal-tl-br="none" fo:border-left="0.74pt fine-dashed #000000" fo:padding="0.071cm" fo:border-right="0.74pt fine-dashed #000000" style:rotation-align="none" fo:border-top="0.74pt fine-dashe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order-bottom="0.74pt fine-dashed #000000" style:diagonal-bl-tr="none" style:diagonal-tl-br="none" fo:border-left="0.74pt fine-dashed #000000" fo:padding="0.071cm" fo:border-right="1.76pt solid #000000" style:rotation-align="none" fo:border-top="1.76pt solid #000000"/>
    </style:style>
    <style:style style:name="ce9" style:family="table-cell" style:parent-style-name="Default">
      <style:table-cell-properties fo:border-bottom="0.74pt fine-dashed #000000" style:diagonal-bl-tr="none" style:diagonal-tl-br="none" fo:border-left="0.74pt fine-dashed #000000" fo:padding="0.071cm" fo:border-right="1.76pt solid #000000" style:rotation-align="none" fo:border-top="0.74pt fine-dashed #000000"/>
    </style:style>
    <style:style style:name="ce10" style:family="table-cell" style:parent-style-name="Default">
      <style:table-cell-properties fo:border-bottom="1.76pt solid #000000" style:diagonal-bl-tr="none" style:diagonal-tl-br="none" fo:border-left="0.74pt fine-dashed #000000" fo:padding="0.071cm" fo:border-right="1.76pt solid #000000" style:rotation-align="none" fo:border-top="0.74pt fine-dashed #000000"/>
    </style:style>
    <style:style style:name="ce11" style:family="table-cell" style:parent-style-name="Default">
      <style:table-cell-properties fo:background-color="#2a6099" fo:wrap-option="wrap"/>
      <style:text-properties fo:color="#ffffff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2">
          <table:table-cell table:style-name="ce1" office:value-type="string" calcext:value-type="string">
            <text:p>1D6</text:p>
          </table:table-cell>
          <table:table-cell table:style-name="ce1" table:number-columns-repeated="7"/>
        </table:table-row>
        <table:table-row table:style-name="ro2">
          <table:table-cell table:style-name="ce2" office:value-type="string" calcext:value-type="string">
            <text:p>Résulta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Total</text:p>
          </table:table-cell>
        </table:table-row>
        <table:table-row table:style-name="ro2">
          <table:table-cell table:style-name="ce3"/>
          <table:table-cell table:number-columns-repeated="6" table:style-name="ce6" office:value-type="float" office:value="1" calcext:value-type="float">
            <text:p>1</text:p>
          </table:table-cell>
          <table:table-cell table:style-name="ce9" table:formula="of:=SUM([.B5:.G5])" office:value-type="float" office:value="6" calcext:value-type="float">
            <text:p>6</text:p>
          </table:table-cell>
        </table:table-row>
        <table:table-row table:style-name="ro2">
          <table:table-cell table:style-name="ce4" office:value-type="string" calcext:value-type="string">
            <text:p>Probabilité</text:p>
          </table:table-cell>
          <table:table-cell table:style-name="ce7" table:formula="of:=[.B5]/six_faces" office:value-type="float" office:value="0.166666666666667" calcext:value-type="float">
            <text:p>0,166666666666667</text:p>
          </table:table-cell>
          <table:table-cell table:style-name="ce7" table:formula="of:=[.C5]/six_faces" office:value-type="float" office:value="0.166666666666667" calcext:value-type="float">
            <text:p>0,166666666666667</text:p>
          </table:table-cell>
          <table:table-cell table:style-name="ce7" table:formula="of:=[.D5]/six_faces" office:value-type="float" office:value="0.166666666666667" calcext:value-type="float">
            <text:p>0,166666666666667</text:p>
          </table:table-cell>
          <table:table-cell table:style-name="ce7" table:formula="of:=[.E5]/six_faces" office:value-type="float" office:value="0.166666666666667" calcext:value-type="float">
            <text:p>0,166666666666667</text:p>
          </table:table-cell>
          <table:table-cell table:style-name="ce7" table:formula="of:=[.F5]/six_faces" office:value-type="float" office:value="0.166666666666667" calcext:value-type="float">
            <text:p>0,166666666666667</text:p>
          </table:table-cell>
          <table:table-cell table:style-name="ce7" table:formula="of:=[.G5]/six_faces" office:value-type="float" office:value="0.166666666666667" calcext:value-type="float">
            <text:p>0,166666666666667</text:p>
          </table:table-cell>
          <table:table-cell table:style-name="ce10" table:formula="of:=[.H5]/six_faces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1" office:value-type="string" calcext:value-type="string">
            <text:p>2D6</text:p>
          </table:table-cell>
          <table:table-cell table:style-name="ce1" table:number-columns-repeated="7"/>
        </table:table-row>
        <table:table-row table:style-name="ro2">
          <table:table-cell table:style-name="ce2" office:value-type="string" calcext:value-type="string">
            <text:p>Résulta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Total</text:p>
          </table:table-cell>
        </table:table-row>
        <table:table-row table:style-name="ro2">
          <table:table-cell table:style-name="ce3"/>
          <table:table-cell table:number-columns-repeated="6" table:style-name="ce6" office:value-type="float" office:value="1" calcext:value-type="float">
            <text:p>1</text:p>
          </table:table-cell>
          <table:table-cell table:style-name="ce9" table:formula="of:=SUM([.B11:.G11])" office:value-type="float" office:value="6" calcext:value-type="float">
            <text:p>6</text:p>
          </table:table-cell>
        </table:table-row>
        <table:table-row table:style-name="ro2">
          <table:table-cell table:style-name="ce4" office:value-type="string" calcext:value-type="string">
            <text:p>Probabilité</text:p>
          </table:table-cell>
          <table:table-cell table:style-name="ce7" table:formula="of:=[.B11]/[.$H$11]" office:value-type="float" office:value="0.166666666666667" calcext:value-type="float">
            <text:p>0,166666666666667</text:p>
          </table:table-cell>
          <table:table-cell table:style-name="ce7" table:formula="of:=[.C11]/[.$H$11]" office:value-type="float" office:value="0.166666666666667" calcext:value-type="float">
            <text:p>0,166666666666667</text:p>
          </table:table-cell>
          <table:table-cell table:style-name="ce7" table:formula="of:=[.D11]/[.$H$11]" office:value-type="float" office:value="0.166666666666667" calcext:value-type="float">
            <text:p>0,166666666666667</text:p>
          </table:table-cell>
          <table:table-cell table:style-name="ce7" table:formula="of:=[.E11]/[.$H$11]" office:value-type="float" office:value="0.166666666666667" calcext:value-type="float">
            <text:p>0,166666666666667</text:p>
          </table:table-cell>
          <table:table-cell table:style-name="ce7" table:formula="of:=[.F11]/[.$H$11]" office:value-type="float" office:value="0.166666666666667" calcext:value-type="float">
            <text:p>0,166666666666667</text:p>
          </table:table-cell>
          <table:table-cell table:style-name="ce7" table:formula="of:=[.G11]/[.$H$11]" office:value-type="float" office:value="0.166666666666667" calcext:value-type="float">
            <text:p>0,166666666666667</text:p>
          </table:table-cell>
          <table:table-cell table:style-name="ce10" table:formula="of:=[.H11]/six_faces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table:style-name="ce1" office:value-type="string" calcext:value-type="string">
            <text:p>3D6</text:p>
          </table:table-cell>
          <table:table-cell table:style-name="ce1" table:number-columns-repeated="7"/>
        </table:table-row>
        <table:table-row table:style-name="ro2">
          <table:table-cell table:style-name="ce2" office:value-type="string" calcext:value-type="string">
            <text:p>Résulta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8" office:value-type="string" calcext:value-type="string">
            <text:p>Total</text:p>
          </table:table-cell>
        </table:table-row>
        <table:table-row table:style-name="ro2">
          <table:table-cell table:style-name="ce3"/>
          <table:table-cell table:number-columns-repeated="6" table:style-name="ce6" office:value-type="float" office:value="1" calcext:value-type="float">
            <text:p>1</text:p>
          </table:table-cell>
          <table:table-cell table:style-name="ce9" table:formula="of:=SUM([.B16:.G16])" office:value-type="float" office:value="6" calcext:value-type="float">
            <text:p>6</text:p>
          </table:table-cell>
        </table:table-row>
        <table:table-row table:style-name="ro2">
          <table:table-cell table:style-name="ce4" office:value-type="string" calcext:value-type="string">
            <text:p>Probabilité</text:p>
          </table:table-cell>
          <table:table-cell table:style-name="ce7" table:formula="of:=[.B16]/[.$H$16]" office:value-type="float" office:value="0.166666666666667" calcext:value-type="float">
            <text:p>0,166666666666667</text:p>
          </table:table-cell>
          <table:table-cell table:style-name="ce7" table:formula="of:=[.C16]/[.$H$16]" office:value-type="float" office:value="0.166666666666667" calcext:value-type="float">
            <text:p>0,166666666666667</text:p>
          </table:table-cell>
          <table:table-cell table:style-name="ce7" table:formula="of:=[.D16]/[.$H$16]" office:value-type="float" office:value="0.166666666666667" calcext:value-type="float">
            <text:p>0,166666666666667</text:p>
          </table:table-cell>
          <table:table-cell table:style-name="ce7" table:formula="of:=[.E16]/[.$H$16]" office:value-type="float" office:value="0.166666666666667" calcext:value-type="float">
            <text:p>0,166666666666667</text:p>
          </table:table-cell>
          <table:table-cell table:style-name="ce7" table:formula="of:=[.F16]/[.$H$16]" office:value-type="float" office:value="0.166666666666667" calcext:value-type="float">
            <text:p>0,166666666666667</text:p>
          </table:table-cell>
          <table:table-cell table:style-name="ce7" table:formula="of:=[.G16]/[.$H$16]" office:value-type="float" office:value="0.166666666666667" calcext:value-type="float">
            <text:p>0,166666666666667</text:p>
          </table:table-cell>
          <table:table-cell table:style-name="ce10" table:formula="of:=[.H16]/six_faces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X = 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(X = k)</text:p>
          </table:table-cell>
          <table:table-cell table:formula="of:=1/2^3" office:value-type="float" office:value="0.125" calcext:value-type="float">
            <text:p>0,125</text:p>
          </table:table-cell>
          <table:table-cell table:formula="of:=3/2^3" office:value-type="float" office:value="0.375" calcext:value-type="float">
            <text:p>0,375</text:p>
          </table:table-cell>
          <table:table-cell table:formula="of:=3/2^3" office:value-type="float" office:value="0.375" calcext:value-type="float">
            <text:p>0,375</text:p>
          </table:table-cell>
          <table:table-cell table:formula="of:=1/2^3" office:value-type="float" office:value="0.125" calcext:value-type="float">
            <text:p>0,125</text:p>
          </table:table-cell>
          <table:table-cell table:number-columns-repeated="3"/>
        </table:table-row>
        <table:table-row table:style-name="ro1">
          <table:table-cell/>
          <table:table-cell table:formula="of:=([.B6]+[.D6]+[.F6])^3" office:value-type="float" office:value="0.125" calcext:value-type="float">
            <text:p>0,125</text:p>
          </table:table-cell>
          <table:table-cell table:formula="of:=([.C6]*3)^3+([.C6]*3)^3+([.C6]*3)^3" office:value-type="float" office:value="0.375" calcext:value-type="float">
            <text:p>0,37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mbre de possibilités totales</text:p>
          </table:table-cell>
          <table:table-cell/>
          <table:table-cell table:formula="of:=6^3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3 emplacement possible pour le nombre pair (pair,impair,impair) ou (impair, pair, impair) ou (impair, impair, pair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rage 1</text:p>
          </table:table-cell>
          <table:table-cell office:value-type="string" calcext:value-type="string">
            <text:p>‘3/6</text:p>
          </table:table-cell>
          <table:table-cell office:value-type="string" calcext:value-type="string">
            <text:p>d’avoir un nombre pair</text:p>
          </table:table-cell>
          <table:table-cell table:formula="of:=3/6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rage 2</text:p>
          </table:table-cell>
          <table:table-cell office:value-type="string" calcext:value-type="string">
            <text:p>‘3/6</text:p>
          </table:table-cell>
          <table:table-cell office:value-type="string" calcext:value-type="string">
            <text:p>d’avoir un nombre pair</text:p>
          </table:table-cell>
          <table:table-cell table:formula="of:=3/6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rage 3</text:p>
          </table:table-cell>
          <table:table-cell office:value-type="string" calcext:value-type="string">
            <text:p>‘3/6</text:p>
          </table:table-cell>
          <table:table-cell office:value-type="string" calcext:value-type="string">
            <text:p>d’avoir un nombre pair</text:p>
          </table:table-cell>
          <table:table-cell table:formula="of:=3/6" office:value-type="float" office:value="0.5" calcext:value-type="float">
            <text:p>0,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27:.D29])*3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3/2^3" office:value-type="float" office:value="0.375" calcext:value-type="float">
            <text:p>0,375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3/6*3/6*3/6)*3" office:value-type="float" office:value="0.375" calcext:value-type="float">
            <text:p>0,375</text:p>
          </table:table-cell>
          <table:table-cell table:number-columns-repeated="5"/>
        </table:table-row>
      </table:table>
      <table:table table:name="Feuille2" table:style-name="ta1">
        <table:table-column table:style-name="co1" table:default-cell-style-name="Default"/>
        <table:table-column table:style-name="co1" table:default-cell-style-name="ce12"/>
        <table:table-column table:style-name="co2" table:number-columns-repeated="3" table:default-cell-style-name="ce15"/>
        <table:table-column table:style-name="co1" table:number-columns-repeated="9" table:default-cell-style-name="Default"/>
        <table:table-row table:style-name="ro1" table:number-rows-repeated="4"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style-name="ce11" office:value-type="string" calcext:value-type="string">
            <text:p>N°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style-name="ce11" office:value-type="string" calcext:value-type="string">
            <text:p>N°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office:value-type="string" calcext:value-type="string">
            <text:p>TOT</text:p>
          </table:table-cell>
          <table:table-cell table:formula="of:=COUNTA([.$B$29:.$B$244])" office:value-type="float" office:value="216" calcext:value-type="float">
            <text:p>216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0" calcext:value-type="float">
            <text:p>0</text:p>
          </table:table-cell>
          <table:table-cell table:formula="of:=COUNTIF([.$G$29:.$G$244];[.G23])" office:value-type="float" office:value="27" calcext:value-type="float">
            <text:p>27</text:p>
          </table:table-cell>
          <table:table-cell table:formula="of:=[.H23]/[.$I$22]" office:value-type="float" office:value="0.125" calcext:value-type="float">
            <text:p>0,12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1" calcext:value-type="float">
            <text:p>1</text:p>
          </table:table-cell>
          <table:table-cell table:formula="of:=COUNTIF([.$G$29:.$G$244];[.G24])" office:value-type="float" office:value="81" calcext:value-type="float">
            <text:p>81</text:p>
          </table:table-cell>
          <table:table-cell table:formula="of:=[.H24]/[.$I$22]" office:value-type="float" office:value="0.375" calcext:value-type="float">
            <text:p>0,3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2" calcext:value-type="float">
            <text:p>2</text:p>
          </table:table-cell>
          <table:table-cell table:formula="of:=COUNTIF([.$G$29:.$G$244];[.G25])" office:value-type="float" office:value="81" calcext:value-type="float">
            <text:p>81</text:p>
          </table:table-cell>
          <table:table-cell table:formula="of:=[.H25]/[.$I$22]" office:value-type="float" office:value="0.375" calcext:value-type="float">
            <text:p>0,3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/>
          <table:table-cell office:value-type="float" office:value="3" calcext:value-type="float">
            <text:p>3</text:p>
          </table:table-cell>
          <table:table-cell table:formula="of:=COUNTIF([.$G$29:.$G$244];[.G26])" office:value-type="float" office:value="27" calcext:value-type="float">
            <text:p>27</text:p>
          </table:table-cell>
          <table:table-cell table:formula="of:=[.H26]/[.$I$22]" office:value-type="float" office:value="0.125" calcext:value-type="float">
            <text:p>0,12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office:value-type="string" calcext:value-type="string">
            <text:p>N° triplet</text:p>
          </table:table-cell>
          <table:table-cell office:value-type="string" calcext:value-type="string">
            <text:p>Lancé 1</text:p>
          </table:table-cell>
          <table:table-cell office:value-type="string" calcext:value-type="string">
            <text:p>Lancé 2</text:p>
          </table:table-cell>
          <table:table-cell office:value-type="string" calcext:value-type="string">
            <text:p>Lancé 3</text:p>
          </table:table-cell>
          <table:table-cell table:style-name="ce12" office:value-type="string" calcext:value-type="string">
            <text:p>Total</text:p>
          </table:table-cell>
          <table:table-cell office:value-type="string" calcext:value-type="string">
            <text:p>NB Pair</text:p>
          </table:table-cell>
          <table:table-cell table:number-columns-repeated="7"/>
        </table:table-row>
        <table:table-row table:style-name="ro1">
          <table:table-cell/>
          <table:table-cell table:number-columns-repeated="4" office:value-type="float" office:value="1" calcext:value-type="float">
            <text:p>1</text:p>
          </table:table-cell>
          <table:table-cell table:formula="of:=SUM([.C29:.E29])" office:value-type="float" office:value="3" calcext:value-type="float">
            <text:p>3</text:p>
          </table:table-cell>
          <table:table-cell table:formula="of:=IF(MOD([.C29];2)&gt;0;0;1)+IF(MOD([.D29];2)&gt;0;0;1)+IF(MOD([.E29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30:.E30])" office:value-type="float" office:value="4" calcext:value-type="float">
            <text:p>4</text:p>
          </table:table-cell>
          <table:table-cell table:formula="of:=IF(MOD([.C30];2)&gt;0;0;1)+IF(MOD([.D30];2)&gt;0;0;1)+IF(MOD([.E30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31:.E31])" office:value-type="float" office:value="5" calcext:value-type="float">
            <text:p>5</text:p>
          </table:table-cell>
          <table:table-cell table:formula="of:=IF(MOD([.C31];2)&gt;0;0;1)+IF(MOD([.D31];2)&gt;0;0;1)+IF(MOD([.E31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C32:.E32])" office:value-type="float" office:value="6" calcext:value-type="float">
            <text:p>6</text:p>
          </table:table-cell>
          <table:table-cell table:formula="of:=IF(MOD([.C32];2)&gt;0;0;1)+IF(MOD([.D32];2)&gt;0;0;1)+IF(MOD([.E32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C33:.E33])" office:value-type="float" office:value="7" calcext:value-type="float">
            <text:p>7</text:p>
          </table:table-cell>
          <table:table-cell table:formula="of:=IF(MOD([.C33];2)&gt;0;0;1)+IF(MOD([.D33];2)&gt;0;0;1)+IF(MOD([.E33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C34:.E34])" office:value-type="float" office:value="8" calcext:value-type="float">
            <text:p>8</text:p>
          </table:table-cell>
          <table:table-cell table:formula="of:=IF(MOD([.C34];2)&gt;0;0;1)+IF(MOD([.D34];2)&gt;0;0;1)+IF(MOD([.E34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35:.E35])" office:value-type="float" office:value="4" calcext:value-type="float">
            <text:p>4</text:p>
          </table:table-cell>
          <table:table-cell table:formula="of:=IF(MOD([.C35];2)&gt;0;0;1)+IF(MOD([.D35];2)&gt;0;0;1)+IF(MOD([.E35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36:.E36])" office:value-type="float" office:value="5" calcext:value-type="float">
            <text:p>5</text:p>
          </table:table-cell>
          <table:table-cell table:formula="of:=IF(MOD([.C36];2)&gt;0;0;1)+IF(MOD([.D36];2)&gt;0;0;1)+IF(MOD([.E36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37:.E37])" office:value-type="float" office:value="6" calcext:value-type="float">
            <text:p>6</text:p>
          </table:table-cell>
          <table:table-cell table:formula="of:=IF(MOD([.C37];2)&gt;0;0;1)+IF(MOD([.D37];2)&gt;0;0;1)+IF(MOD([.E37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C38:.E38])" office:value-type="float" office:value="7" calcext:value-type="float">
            <text:p>7</text:p>
          </table:table-cell>
          <table:table-cell table:formula="of:=IF(MOD([.C38];2)&gt;0;0;1)+IF(MOD([.D38];2)&gt;0;0;1)+IF(MOD([.E38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C39:.E39])" office:value-type="float" office:value="8" calcext:value-type="float">
            <text:p>8</text:p>
          </table:table-cell>
          <table:table-cell table:formula="of:=IF(MOD([.C39];2)&gt;0;0;1)+IF(MOD([.D39];2)&gt;0;0;1)+IF(MOD([.E39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C40:.E40])" office:value-type="float" office:value="9" calcext:value-type="float">
            <text:p>9</text:p>
          </table:table-cell>
          <table:table-cell table:formula="of:=IF(MOD([.C40];2)&gt;0;0;1)+IF(MOD([.D40];2)&gt;0;0;1)+IF(MOD([.E40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41:.E41])" office:value-type="float" office:value="5" calcext:value-type="float">
            <text:p>5</text:p>
          </table:table-cell>
          <table:table-cell table:formula="of:=IF(MOD([.C41];2)&gt;0;0;1)+IF(MOD([.D41];2)&gt;0;0;1)+IF(MOD([.E41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42:.E42])" office:value-type="float" office:value="6" calcext:value-type="float">
            <text:p>6</text:p>
          </table:table-cell>
          <table:table-cell table:formula="of:=IF(MOD([.C42];2)&gt;0;0;1)+IF(MOD([.D42];2)&gt;0;0;1)+IF(MOD([.E42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C43:.E43])" office:value-type="float" office:value="7" calcext:value-type="float">
            <text:p>7</text:p>
          </table:table-cell>
          <table:table-cell table:formula="of:=IF(MOD([.C43];2)&gt;0;0;1)+IF(MOD([.D43];2)&gt;0;0;1)+IF(MOD([.E43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44:.E44])" office:value-type="float" office:value="8" calcext:value-type="float">
            <text:p>8</text:p>
          </table:table-cell>
          <table:table-cell table:formula="of:=IF(MOD([.C44];2)&gt;0;0;1)+IF(MOD([.D44];2)&gt;0;0;1)+IF(MOD([.E44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45:.E45])" office:value-type="float" office:value="9" calcext:value-type="float">
            <text:p>9</text:p>
          </table:table-cell>
          <table:table-cell table:formula="of:=IF(MOD([.C45];2)&gt;0;0;1)+IF(MOD([.D45];2)&gt;0;0;1)+IF(MOD([.E45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C46:.E46])" office:value-type="float" office:value="10" calcext:value-type="float">
            <text:p>10</text:p>
          </table:table-cell>
          <table:table-cell table:formula="of:=IF(MOD([.C46];2)&gt;0;0;1)+IF(MOD([.D46];2)&gt;0;0;1)+IF(MOD([.E46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47:.E47])" office:value-type="float" office:value="6" calcext:value-type="float">
            <text:p>6</text:p>
          </table:table-cell>
          <table:table-cell table:formula="of:=IF(MOD([.C47];2)&gt;0;0;1)+IF(MOD([.D47];2)&gt;0;0;1)+IF(MOD([.E47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C48:.E48])" office:value-type="float" office:value="7" calcext:value-type="float">
            <text:p>7</text:p>
          </table:table-cell>
          <table:table-cell table:formula="of:=IF(MOD([.C48];2)&gt;0;0;1)+IF(MOD([.D48];2)&gt;0;0;1)+IF(MOD([.E48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C49:.E49])" office:value-type="float" office:value="8" calcext:value-type="float">
            <text:p>8</text:p>
          </table:table-cell>
          <table:table-cell table:formula="of:=IF(MOD([.C49];2)&gt;0;0;1)+IF(MOD([.D49];2)&gt;0;0;1)+IF(MOD([.E49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C50:.E50])" office:value-type="float" office:value="9" calcext:value-type="float">
            <text:p>9</text:p>
          </table:table-cell>
          <table:table-cell table:formula="of:=IF(MOD([.C50];2)&gt;0;0;1)+IF(MOD([.D50];2)&gt;0;0;1)+IF(MOD([.E50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C51:.E51])" office:value-type="float" office:value="10" calcext:value-type="float">
            <text:p>10</text:p>
          </table:table-cell>
          <table:table-cell table:formula="of:=IF(MOD([.C51];2)&gt;0;0;1)+IF(MOD([.D51];2)&gt;0;0;1)+IF(MOD([.E51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C52:.E52])" office:value-type="float" office:value="11" calcext:value-type="float">
            <text:p>11</text:p>
          </table:table-cell>
          <table:table-cell table:formula="of:=IF(MOD([.C52];2)&gt;0;0;1)+IF(MOD([.D52];2)&gt;0;0;1)+IF(MOD([.E52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C53:.E53])" office:value-type="float" office:value="7" calcext:value-type="float">
            <text:p>7</text:p>
          </table:table-cell>
          <table:table-cell table:formula="of:=IF(MOD([.C53];2)&gt;0;0;1)+IF(MOD([.D53];2)&gt;0;0;1)+IF(MOD([.E53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C54:.E54])" office:value-type="float" office:value="8" calcext:value-type="float">
            <text:p>8</text:p>
          </table:table-cell>
          <table:table-cell table:formula="of:=IF(MOD([.C54];2)&gt;0;0;1)+IF(MOD([.D54];2)&gt;0;0;1)+IF(MOD([.E54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C55:.E55])" office:value-type="float" office:value="9" calcext:value-type="float">
            <text:p>9</text:p>
          </table:table-cell>
          <table:table-cell table:formula="of:=IF(MOD([.C55];2)&gt;0;0;1)+IF(MOD([.D55];2)&gt;0;0;1)+IF(MOD([.E55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C56:.E56])" office:value-type="float" office:value="10" calcext:value-type="float">
            <text:p>10</text:p>
          </table:table-cell>
          <table:table-cell table:formula="of:=IF(MOD([.C56];2)&gt;0;0;1)+IF(MOD([.D56];2)&gt;0;0;1)+IF(MOD([.E56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57:.E57])" office:value-type="float" office:value="11" calcext:value-type="float">
            <text:p>11</text:p>
          </table:table-cell>
          <table:table-cell table:formula="of:=IF(MOD([.C57];2)&gt;0;0;1)+IF(MOD([.D57];2)&gt;0;0;1)+IF(MOD([.E57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C58:.E58])" office:value-type="float" office:value="12" calcext:value-type="float">
            <text:p>12</text:p>
          </table:table-cell>
          <table:table-cell table:formula="of:=IF(MOD([.C58];2)&gt;0;0;1)+IF(MOD([.D58];2)&gt;0;0;1)+IF(MOD([.E58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C59:.E59])" office:value-type="float" office:value="8" calcext:value-type="float">
            <text:p>8</text:p>
          </table:table-cell>
          <table:table-cell table:formula="of:=IF(MOD([.C59];2)&gt;0;0;1)+IF(MOD([.D59];2)&gt;0;0;1)+IF(MOD([.E59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C60:.E60])" office:value-type="float" office:value="9" calcext:value-type="float">
            <text:p>9</text:p>
          </table:table-cell>
          <table:table-cell table:formula="of:=IF(MOD([.C60];2)&gt;0;0;1)+IF(MOD([.D60];2)&gt;0;0;1)+IF(MOD([.E60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SUM([.C61:.E61])" office:value-type="float" office:value="10" calcext:value-type="float">
            <text:p>10</text:p>
          </table:table-cell>
          <table:table-cell table:formula="of:=IF(MOD([.C61];2)&gt;0;0;1)+IF(MOD([.D61];2)&gt;0;0;1)+IF(MOD([.E61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C62:.E62])" office:value-type="float" office:value="11" calcext:value-type="float">
            <text:p>11</text:p>
          </table:table-cell>
          <table:table-cell table:formula="of:=IF(MOD([.C62];2)&gt;0;0;1)+IF(MOD([.D62];2)&gt;0;0;1)+IF(MOD([.E62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C63:.E63])" office:value-type="float" office:value="12" calcext:value-type="float">
            <text:p>12</text:p>
          </table:table-cell>
          <table:table-cell table:formula="of:=IF(MOD([.C63];2)&gt;0;0;1)+IF(MOD([.D63];2)&gt;0;0;1)+IF(MOD([.E63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C64:.E64])" office:value-type="float" office:value="13" calcext:value-type="float">
            <text:p>13</text:p>
          </table:table-cell>
          <table:table-cell table:formula="of:=IF(MOD([.C64];2)&gt;0;0;1)+IF(MOD([.D64];2)&gt;0;0;1)+IF(MOD([.E64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65:.E65])" office:value-type="float" office:value="4" calcext:value-type="float">
            <text:p>4</text:p>
          </table:table-cell>
          <table:table-cell table:formula="of:=IF(MOD([.C65];2)&gt;0;0;1)+IF(MOD([.D65];2)&gt;0;0;1)+IF(MOD([.E65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66:.E66])" office:value-type="float" office:value="5" calcext:value-type="float">
            <text:p>5</text:p>
          </table:table-cell>
          <table:table-cell table:formula="of:=IF(MOD([.C66];2)&gt;0;0;1)+IF(MOD([.D66];2)&gt;0;0;1)+IF(MOD([.E66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67:.E67])" office:value-type="float" office:value="6" calcext:value-type="float">
            <text:p>6</text:p>
          </table:table-cell>
          <table:table-cell table:formula="of:=IF(MOD([.C67];2)&gt;0;0;1)+IF(MOD([.D67];2)&gt;0;0;1)+IF(MOD([.E67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C68:.E68])" office:value-type="float" office:value="7" calcext:value-type="float">
            <text:p>7</text:p>
          </table:table-cell>
          <table:table-cell table:formula="of:=IF(MOD([.C68];2)&gt;0;0;1)+IF(MOD([.D68];2)&gt;0;0;1)+IF(MOD([.E68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C69:.E69])" office:value-type="float" office:value="8" calcext:value-type="float">
            <text:p>8</text:p>
          </table:table-cell>
          <table:table-cell table:formula="of:=IF(MOD([.C69];2)&gt;0;0;1)+IF(MOD([.D69];2)&gt;0;0;1)+IF(MOD([.E69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C70:.E70])" office:value-type="float" office:value="9" calcext:value-type="float">
            <text:p>9</text:p>
          </table:table-cell>
          <table:table-cell table:formula="of:=IF(MOD([.C70];2)&gt;0;0;1)+IF(MOD([.D70];2)&gt;0;0;1)+IF(MOD([.E70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71:.E71])" office:value-type="float" office:value="5" calcext:value-type="float">
            <text:p>5</text:p>
          </table:table-cell>
          <table:table-cell table:formula="of:=IF(MOD([.C71];2)&gt;0;0;1)+IF(MOD([.D71];2)&gt;0;0;1)+IF(MOD([.E71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C72:.E72])" office:value-type="float" office:value="6" calcext:value-type="float">
            <text:p>6</text:p>
          </table:table-cell>
          <table:table-cell table:formula="of:=IF(MOD([.C72];2)&gt;0;0;1)+IF(MOD([.D72];2)&gt;0;0;1)+IF(MOD([.E72];2)&gt;0;0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73:.E73])" office:value-type="float" office:value="7" calcext:value-type="float">
            <text:p>7</text:p>
          </table:table-cell>
          <table:table-cell table:formula="of:=IF(MOD([.C73];2)&gt;0;0;1)+IF(MOD([.D73];2)&gt;0;0;1)+IF(MOD([.E73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C74:.E74])" office:value-type="float" office:value="8" calcext:value-type="float">
            <text:p>8</text:p>
          </table:table-cell>
          <table:table-cell table:formula="of:=IF(MOD([.C74];2)&gt;0;0;1)+IF(MOD([.D74];2)&gt;0;0;1)+IF(MOD([.E74];2)&gt;0;0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C75:.E75])" office:value-type="float" office:value="9" calcext:value-type="float">
            <text:p>9</text:p>
          </table:table-cell>
          <table:table-cell table:formula="of:=IF(MOD([.C75];2)&gt;0;0;1)+IF(MOD([.D75];2)&gt;0;0;1)+IF(MOD([.E75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C76:.E76])" office:value-type="float" office:value="10" calcext:value-type="float">
            <text:p>10</text:p>
          </table:table-cell>
          <table:table-cell table:formula="of:=IF(MOD([.C76];2)&gt;0;0;1)+IF(MOD([.D76];2)&gt;0;0;1)+IF(MOD([.E76];2)&gt;0;0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77:.E77])" office:value-type="float" office:value="6" calcext:value-type="float">
            <text:p>6</text:p>
          </table:table-cell>
          <table:table-cell table:formula="of:=IF(MOD([.C77];2)&gt;0;0;1)+IF(MOD([.D77];2)&gt;0;0;1)+IF(MOD([.E77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78:.E78])" office:value-type="float" office:value="7" calcext:value-type="float">
            <text:p>7</text:p>
          </table:table-cell>
          <table:table-cell table:formula="of:=IF(MOD([.C78];2)&gt;0;0;1)+IF(MOD([.D78];2)&gt;0;0;1)+IF(MOD([.E78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C79:.E79])" office:value-type="float" office:value="8" calcext:value-type="float">
            <text:p>8</text:p>
          </table:table-cell>
          <table:table-cell table:formula="of:=IF(MOD([.C79];2)&gt;0;0;1)+IF(MOD([.D79];2)&gt;0;0;1)+IF(MOD([.E79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80:.E80])" office:value-type="float" office:value="9" calcext:value-type="float">
            <text:p>9</text:p>
          </table:table-cell>
          <table:table-cell table:formula="of:=IF(MOD([.C80];2)&gt;0;0;1)+IF(MOD([.D80];2)&gt;0;0;1)+IF(MOD([.E80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81:.E81])" office:value-type="float" office:value="10" calcext:value-type="float">
            <text:p>10</text:p>
          </table:table-cell>
          <table:table-cell table:formula="of:=IF(MOD([.C81];2)&gt;0;0;1)+IF(MOD([.D81];2)&gt;0;0;1)+IF(MOD([.E81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C82:.E82])" office:value-type="float" office:value="11" calcext:value-type="float">
            <text:p>11</text:p>
          </table:table-cell>
          <table:table-cell table:formula="of:=IF(MOD([.C82];2)&gt;0;0;1)+IF(MOD([.D82];2)&gt;0;0;1)+IF(MOD([.E82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83:.E83])" office:value-type="float" office:value="7" calcext:value-type="float">
            <text:p>7</text:p>
          </table:table-cell>
          <table:table-cell table:formula="of:=IF(MOD([.C83];2)&gt;0;0;1)+IF(MOD([.D83];2)&gt;0;0;1)+IF(MOD([.E83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C84:.E84])" office:value-type="float" office:value="8" calcext:value-type="float">
            <text:p>8</text:p>
          </table:table-cell>
          <table:table-cell table:formula="of:=IF(MOD([.C84];2)&gt;0;0;1)+IF(MOD([.D84];2)&gt;0;0;1)+IF(MOD([.E84];2)&gt;0;0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C85:.E85])" office:value-type="float" office:value="9" calcext:value-type="float">
            <text:p>9</text:p>
          </table:table-cell>
          <table:table-cell table:formula="of:=IF(MOD([.C85];2)&gt;0;0;1)+IF(MOD([.D85];2)&gt;0;0;1)+IF(MOD([.E85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C86:.E86])" office:value-type="float" office:value="10" calcext:value-type="float">
            <text:p>10</text:p>
          </table:table-cell>
          <table:table-cell table:formula="of:=IF(MOD([.C86];2)&gt;0;0;1)+IF(MOD([.D86];2)&gt;0;0;1)+IF(MOD([.E86];2)&gt;0;0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C87:.E87])" office:value-type="float" office:value="11" calcext:value-type="float">
            <text:p>11</text:p>
          </table:table-cell>
          <table:table-cell table:formula="of:=IF(MOD([.C87];2)&gt;0;0;1)+IF(MOD([.D87];2)&gt;0;0;1)+IF(MOD([.E87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C88:.E88])" office:value-type="float" office:value="12" calcext:value-type="float">
            <text:p>12</text:p>
          </table:table-cell>
          <table:table-cell table:formula="of:=IF(MOD([.C88];2)&gt;0;0;1)+IF(MOD([.D88];2)&gt;0;0;1)+IF(MOD([.E88];2)&gt;0;0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C89:.E89])" office:value-type="float" office:value="8" calcext:value-type="float">
            <text:p>8</text:p>
          </table:table-cell>
          <table:table-cell table:formula="of:=IF(MOD([.C89];2)&gt;0;0;1)+IF(MOD([.D89];2)&gt;0;0;1)+IF(MOD([.E89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C90:.E90])" office:value-type="float" office:value="9" calcext:value-type="float">
            <text:p>9</text:p>
          </table:table-cell>
          <table:table-cell table:formula="of:=IF(MOD([.C90];2)&gt;0;0;1)+IF(MOD([.D90];2)&gt;0;0;1)+IF(MOD([.E90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C91:.E91])" office:value-type="float" office:value="10" calcext:value-type="float">
            <text:p>10</text:p>
          </table:table-cell>
          <table:table-cell table:formula="of:=IF(MOD([.C91];2)&gt;0;0;1)+IF(MOD([.D91];2)&gt;0;0;1)+IF(MOD([.E91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C92:.E92])" office:value-type="float" office:value="11" calcext:value-type="float">
            <text:p>11</text:p>
          </table:table-cell>
          <table:table-cell table:formula="of:=IF(MOD([.C92];2)&gt;0;0;1)+IF(MOD([.D92];2)&gt;0;0;1)+IF(MOD([.E92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93:.E93])" office:value-type="float" office:value="12" calcext:value-type="float">
            <text:p>12</text:p>
          </table:table-cell>
          <table:table-cell table:formula="of:=IF(MOD([.C93];2)&gt;0;0;1)+IF(MOD([.D93];2)&gt;0;0;1)+IF(MOD([.E93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C94:.E94])" office:value-type="float" office:value="13" calcext:value-type="float">
            <text:p>13</text:p>
          </table:table-cell>
          <table:table-cell table:formula="of:=IF(MOD([.C94];2)&gt;0;0;1)+IF(MOD([.D94];2)&gt;0;0;1)+IF(MOD([.E94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C95:.E95])" office:value-type="float" office:value="9" calcext:value-type="float">
            <text:p>9</text:p>
          </table:table-cell>
          <table:table-cell table:formula="of:=IF(MOD([.C95];2)&gt;0;0;1)+IF(MOD([.D95];2)&gt;0;0;1)+IF(MOD([.E95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C96:.E96])" office:value-type="float" office:value="10" calcext:value-type="float">
            <text:p>10</text:p>
          </table:table-cell>
          <table:table-cell table:formula="of:=IF(MOD([.C96];2)&gt;0;0;1)+IF(MOD([.D96];2)&gt;0;0;1)+IF(MOD([.E96];2)&gt;0;0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SUM([.C97:.E97])" office:value-type="float" office:value="11" calcext:value-type="float">
            <text:p>11</text:p>
          </table:table-cell>
          <table:table-cell table:formula="of:=IF(MOD([.C97];2)&gt;0;0;1)+IF(MOD([.D97];2)&gt;0;0;1)+IF(MOD([.E97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C98:.E98])" office:value-type="float" office:value="12" calcext:value-type="float">
            <text:p>12</text:p>
          </table:table-cell>
          <table:table-cell table:formula="of:=IF(MOD([.C98];2)&gt;0;0;1)+IF(MOD([.D98];2)&gt;0;0;1)+IF(MOD([.E98];2)&gt;0;0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C99:.E99])" office:value-type="float" office:value="13" calcext:value-type="float">
            <text:p>13</text:p>
          </table:table-cell>
          <table:table-cell table:formula="of:=IF(MOD([.C99];2)&gt;0;0;1)+IF(MOD([.D99];2)&gt;0;0;1)+IF(MOD([.E99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C100:.E100])" office:value-type="float" office:value="14" calcext:value-type="float">
            <text:p>14</text:p>
          </table:table-cell>
          <table:table-cell table:formula="of:=IF(MOD([.C100];2)&gt;0;0;1)+IF(MOD([.D100];2)&gt;0;0;1)+IF(MOD([.E100];2)&gt;0;0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01:.E101])" office:value-type="float" office:value="5" calcext:value-type="float">
            <text:p>5</text:p>
          </table:table-cell>
          <table:table-cell table:formula="of:=IF(MOD([.C101];2)&gt;0;0;1)+IF(MOD([.D101];2)&gt;0;0;1)+IF(MOD([.E101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102:.E102])" office:value-type="float" office:value="6" calcext:value-type="float">
            <text:p>6</text:p>
          </table:table-cell>
          <table:table-cell table:formula="of:=IF(MOD([.C102];2)&gt;0;0;1)+IF(MOD([.D102];2)&gt;0;0;1)+IF(MOD([.E102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103:.E103])" office:value-type="float" office:value="7" calcext:value-type="float">
            <text:p>7</text:p>
          </table:table-cell>
          <table:table-cell table:formula="of:=IF(MOD([.C103];2)&gt;0;0;1)+IF(MOD([.D103];2)&gt;0;0;1)+IF(MOD([.E103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C104:.E104])" office:value-type="float" office:value="8" calcext:value-type="float">
            <text:p>8</text:p>
          </table:table-cell>
          <table:table-cell table:formula="of:=IF(MOD([.C104];2)&gt;0;0;1)+IF(MOD([.D104];2)&gt;0;0;1)+IF(MOD([.E104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C105:.E105])" office:value-type="float" office:value="9" calcext:value-type="float">
            <text:p>9</text:p>
          </table:table-cell>
          <table:table-cell table:formula="of:=IF(MOD([.C105];2)&gt;0;0;1)+IF(MOD([.D105];2)&gt;0;0;1)+IF(MOD([.E105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C106:.E106])" office:value-type="float" office:value="10" calcext:value-type="float">
            <text:p>10</text:p>
          </table:table-cell>
          <table:table-cell table:formula="of:=IF(MOD([.C106];2)&gt;0;0;1)+IF(MOD([.D106];2)&gt;0;0;1)+IF(MOD([.E106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107:.E107])" office:value-type="float" office:value="6" calcext:value-type="float">
            <text:p>6</text:p>
          </table:table-cell>
          <table:table-cell table:formula="of:=IF(MOD([.C107];2)&gt;0;0;1)+IF(MOD([.D107];2)&gt;0;0;1)+IF(MOD([.E107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108:.E108])" office:value-type="float" office:value="7" calcext:value-type="float">
            <text:p>7</text:p>
          </table:table-cell>
          <table:table-cell table:formula="of:=IF(MOD([.C108];2)&gt;0;0;1)+IF(MOD([.D108];2)&gt;0;0;1)+IF(MOD([.E108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109:.E109])" office:value-type="float" office:value="8" calcext:value-type="float">
            <text:p>8</text:p>
          </table:table-cell>
          <table:table-cell table:formula="of:=IF(MOD([.C109];2)&gt;0;0;1)+IF(MOD([.D109];2)&gt;0;0;1)+IF(MOD([.E109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C110:.E110])" office:value-type="float" office:value="9" calcext:value-type="float">
            <text:p>9</text:p>
          </table:table-cell>
          <table:table-cell table:formula="of:=IF(MOD([.C110];2)&gt;0;0;1)+IF(MOD([.D110];2)&gt;0;0;1)+IF(MOD([.E110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C111:.E111])" office:value-type="float" office:value="10" calcext:value-type="float">
            <text:p>10</text:p>
          </table:table-cell>
          <table:table-cell table:formula="of:=IF(MOD([.C111];2)&gt;0;0;1)+IF(MOD([.D111];2)&gt;0;0;1)+IF(MOD([.E111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C112:.E112])" office:value-type="float" office:value="11" calcext:value-type="float">
            <text:p>11</text:p>
          </table:table-cell>
          <table:table-cell table:formula="of:=IF(MOD([.C112];2)&gt;0;0;1)+IF(MOD([.D112];2)&gt;0;0;1)+IF(MOD([.E112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113:.E113])" office:value-type="float" office:value="7" calcext:value-type="float">
            <text:p>7</text:p>
          </table:table-cell>
          <table:table-cell table:formula="of:=IF(MOD([.C113];2)&gt;0;0;1)+IF(MOD([.D113];2)&gt;0;0;1)+IF(MOD([.E113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114:.E114])" office:value-type="float" office:value="8" calcext:value-type="float">
            <text:p>8</text:p>
          </table:table-cell>
          <table:table-cell table:formula="of:=IF(MOD([.C114];2)&gt;0;0;1)+IF(MOD([.D114];2)&gt;0;0;1)+IF(MOD([.E114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C115:.E115])" office:value-type="float" office:value="9" calcext:value-type="float">
            <text:p>9</text:p>
          </table:table-cell>
          <table:table-cell table:formula="of:=IF(MOD([.C115];2)&gt;0;0;1)+IF(MOD([.D115];2)&gt;0;0;1)+IF(MOD([.E115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116:.E116])" office:value-type="float" office:value="10" calcext:value-type="float">
            <text:p>10</text:p>
          </table:table-cell>
          <table:table-cell table:formula="of:=IF(MOD([.C116];2)&gt;0;0;1)+IF(MOD([.D116];2)&gt;0;0;1)+IF(MOD([.E116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117:.E117])" office:value-type="float" office:value="11" calcext:value-type="float">
            <text:p>11</text:p>
          </table:table-cell>
          <table:table-cell table:formula="of:=IF(MOD([.C117];2)&gt;0;0;1)+IF(MOD([.D117];2)&gt;0;0;1)+IF(MOD([.E117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C118:.E118])" office:value-type="float" office:value="12" calcext:value-type="float">
            <text:p>12</text:p>
          </table:table-cell>
          <table:table-cell table:formula="of:=IF(MOD([.C118];2)&gt;0;0;1)+IF(MOD([.D118];2)&gt;0;0;1)+IF(MOD([.E118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119:.E119])" office:value-type="float" office:value="8" calcext:value-type="float">
            <text:p>8</text:p>
          </table:table-cell>
          <table:table-cell table:formula="of:=IF(MOD([.C119];2)&gt;0;0;1)+IF(MOD([.D119];2)&gt;0;0;1)+IF(MOD([.E119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C120:.E120])" office:value-type="float" office:value="9" calcext:value-type="float">
            <text:p>9</text:p>
          </table:table-cell>
          <table:table-cell table:formula="of:=IF(MOD([.C120];2)&gt;0;0;1)+IF(MOD([.D120];2)&gt;0;0;1)+IF(MOD([.E120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C121:.E121])" office:value-type="float" office:value="10" calcext:value-type="float">
            <text:p>10</text:p>
          </table:table-cell>
          <table:table-cell table:formula="of:=IF(MOD([.C121];2)&gt;0;0;1)+IF(MOD([.D121];2)&gt;0;0;1)+IF(MOD([.E121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C122:.E122])" office:value-type="float" office:value="11" calcext:value-type="float">
            <text:p>11</text:p>
          </table:table-cell>
          <table:table-cell table:formula="of:=IF(MOD([.C122];2)&gt;0;0;1)+IF(MOD([.D122];2)&gt;0;0;1)+IF(MOD([.E122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C123:.E123])" office:value-type="float" office:value="12" calcext:value-type="float">
            <text:p>12</text:p>
          </table:table-cell>
          <table:table-cell table:formula="of:=IF(MOD([.C123];2)&gt;0;0;1)+IF(MOD([.D123];2)&gt;0;0;1)+IF(MOD([.E123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C124:.E124])" office:value-type="float" office:value="13" calcext:value-type="float">
            <text:p>13</text:p>
          </table:table-cell>
          <table:table-cell table:formula="of:=IF(MOD([.C124];2)&gt;0;0;1)+IF(MOD([.D124];2)&gt;0;0;1)+IF(MOD([.E124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C125:.E125])" office:value-type="float" office:value="9" calcext:value-type="float">
            <text:p>9</text:p>
          </table:table-cell>
          <table:table-cell table:formula="of:=IF(MOD([.C125];2)&gt;0;0;1)+IF(MOD([.D125];2)&gt;0;0;1)+IF(MOD([.E125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C126:.E126])" office:value-type="float" office:value="10" calcext:value-type="float">
            <text:p>10</text:p>
          </table:table-cell>
          <table:table-cell table:formula="of:=IF(MOD([.C126];2)&gt;0;0;1)+IF(MOD([.D126];2)&gt;0;0;1)+IF(MOD([.E126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C127:.E127])" office:value-type="float" office:value="11" calcext:value-type="float">
            <text:p>11</text:p>
          </table:table-cell>
          <table:table-cell table:formula="of:=IF(MOD([.C127];2)&gt;0;0;1)+IF(MOD([.D127];2)&gt;0;0;1)+IF(MOD([.E127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C128:.E128])" office:value-type="float" office:value="12" calcext:value-type="float">
            <text:p>12</text:p>
          </table:table-cell>
          <table:table-cell table:formula="of:=IF(MOD([.C128];2)&gt;0;0;1)+IF(MOD([.D128];2)&gt;0;0;1)+IF(MOD([.E128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129:.E129])" office:value-type="float" office:value="13" calcext:value-type="float">
            <text:p>13</text:p>
          </table:table-cell>
          <table:table-cell table:formula="of:=IF(MOD([.C129];2)&gt;0;0;1)+IF(MOD([.D129];2)&gt;0;0;1)+IF(MOD([.E129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C130:.E130])" office:value-type="float" office:value="14" calcext:value-type="float">
            <text:p>14</text:p>
          </table:table-cell>
          <table:table-cell table:formula="of:=IF(MOD([.C130];2)&gt;0;0;1)+IF(MOD([.D130];2)&gt;0;0;1)+IF(MOD([.E130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C131:.E131])" office:value-type="float" office:value="10" calcext:value-type="float">
            <text:p>10</text:p>
          </table:table-cell>
          <table:table-cell table:formula="of:=IF(MOD([.C131];2)&gt;0;0;1)+IF(MOD([.D131];2)&gt;0;0;1)+IF(MOD([.E131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C132:.E132])" office:value-type="float" office:value="11" calcext:value-type="float">
            <text:p>11</text:p>
          </table:table-cell>
          <table:table-cell table:formula="of:=IF(MOD([.C132];2)&gt;0;0;1)+IF(MOD([.D132];2)&gt;0;0;1)+IF(MOD([.E132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SUM([.C133:.E133])" office:value-type="float" office:value="12" calcext:value-type="float">
            <text:p>12</text:p>
          </table:table-cell>
          <table:table-cell table:formula="of:=IF(MOD([.C133];2)&gt;0;0;1)+IF(MOD([.D133];2)&gt;0;0;1)+IF(MOD([.E133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C134:.E134])" office:value-type="float" office:value="13" calcext:value-type="float">
            <text:p>13</text:p>
          </table:table-cell>
          <table:table-cell table:formula="of:=IF(MOD([.C134];2)&gt;0;0;1)+IF(MOD([.D134];2)&gt;0;0;1)+IF(MOD([.E134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C135:.E135])" office:value-type="float" office:value="14" calcext:value-type="float">
            <text:p>14</text:p>
          </table:table-cell>
          <table:table-cell table:formula="of:=IF(MOD([.C135];2)&gt;0;0;1)+IF(MOD([.D135];2)&gt;0;0;1)+IF(MOD([.E135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C136:.E136])" office:value-type="float" office:value="15" calcext:value-type="float">
            <text:p>15</text:p>
          </table:table-cell>
          <table:table-cell table:formula="of:=IF(MOD([.C136];2)&gt;0;0;1)+IF(MOD([.D136];2)&gt;0;0;1)+IF(MOD([.E136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37:.E137])" office:value-type="float" office:value="6" calcext:value-type="float">
            <text:p>6</text:p>
          </table:table-cell>
          <table:table-cell table:formula="of:=IF(MOD([.C137];2)&gt;0;0;1)+IF(MOD([.D137];2)&gt;0;0;1)+IF(MOD([.E137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138:.E138])" office:value-type="float" office:value="7" calcext:value-type="float">
            <text:p>7</text:p>
          </table:table-cell>
          <table:table-cell table:formula="of:=IF(MOD([.C138];2)&gt;0;0;1)+IF(MOD([.D138];2)&gt;0;0;1)+IF(MOD([.E138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139:.E139])" office:value-type="float" office:value="8" calcext:value-type="float">
            <text:p>8</text:p>
          </table:table-cell>
          <table:table-cell table:formula="of:=IF(MOD([.C139];2)&gt;0;0;1)+IF(MOD([.D139];2)&gt;0;0;1)+IF(MOD([.E139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C140:.E140])" office:value-type="float" office:value="9" calcext:value-type="float">
            <text:p>9</text:p>
          </table:table-cell>
          <table:table-cell table:formula="of:=IF(MOD([.C140];2)&gt;0;0;1)+IF(MOD([.D140];2)&gt;0;0;1)+IF(MOD([.E140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C141:.E141])" office:value-type="float" office:value="10" calcext:value-type="float">
            <text:p>10</text:p>
          </table:table-cell>
          <table:table-cell table:formula="of:=IF(MOD([.C141];2)&gt;0;0;1)+IF(MOD([.D141];2)&gt;0;0;1)+IF(MOD([.E141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C142:.E142])" office:value-type="float" office:value="11" calcext:value-type="float">
            <text:p>11</text:p>
          </table:table-cell>
          <table:table-cell table:formula="of:=IF(MOD([.C142];2)&gt;0;0;1)+IF(MOD([.D142];2)&gt;0;0;1)+IF(MOD([.E142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143:.E143])" office:value-type="float" office:value="7" calcext:value-type="float">
            <text:p>7</text:p>
          </table:table-cell>
          <table:table-cell table:formula="of:=IF(MOD([.C143];2)&gt;0;0;1)+IF(MOD([.D143];2)&gt;0;0;1)+IF(MOD([.E143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144:.E144])" office:value-type="float" office:value="8" calcext:value-type="float">
            <text:p>8</text:p>
          </table:table-cell>
          <table:table-cell table:formula="of:=IF(MOD([.C144];2)&gt;0;0;1)+IF(MOD([.D144];2)&gt;0;0;1)+IF(MOD([.E144];2)&gt;0;0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145:.E145])" office:value-type="float" office:value="9" calcext:value-type="float">
            <text:p>9</text:p>
          </table:table-cell>
          <table:table-cell table:formula="of:=IF(MOD([.C145];2)&gt;0;0;1)+IF(MOD([.D145];2)&gt;0;0;1)+IF(MOD([.E145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C146:.E146])" office:value-type="float" office:value="10" calcext:value-type="float">
            <text:p>10</text:p>
          </table:table-cell>
          <table:table-cell table:formula="of:=IF(MOD([.C146];2)&gt;0;0;1)+IF(MOD([.D146];2)&gt;0;0;1)+IF(MOD([.E146];2)&gt;0;0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C147:.E147])" office:value-type="float" office:value="11" calcext:value-type="float">
            <text:p>11</text:p>
          </table:table-cell>
          <table:table-cell table:formula="of:=IF(MOD([.C147];2)&gt;0;0;1)+IF(MOD([.D147];2)&gt;0;0;1)+IF(MOD([.E147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C148:.E148])" office:value-type="float" office:value="12" calcext:value-type="float">
            <text:p>12</text:p>
          </table:table-cell>
          <table:table-cell table:formula="of:=IF(MOD([.C148];2)&gt;0;0;1)+IF(MOD([.D148];2)&gt;0;0;1)+IF(MOD([.E148];2)&gt;0;0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149:.E149])" office:value-type="float" office:value="8" calcext:value-type="float">
            <text:p>8</text:p>
          </table:table-cell>
          <table:table-cell table:formula="of:=IF(MOD([.C149];2)&gt;0;0;1)+IF(MOD([.D149];2)&gt;0;0;1)+IF(MOD([.E149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150:.E150])" office:value-type="float" office:value="9" calcext:value-type="float">
            <text:p>9</text:p>
          </table:table-cell>
          <table:table-cell table:formula="of:=IF(MOD([.C150];2)&gt;0;0;1)+IF(MOD([.D150];2)&gt;0;0;1)+IF(MOD([.E150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C151:.E151])" office:value-type="float" office:value="10" calcext:value-type="float">
            <text:p>10</text:p>
          </table:table-cell>
          <table:table-cell table:formula="of:=IF(MOD([.C151];2)&gt;0;0;1)+IF(MOD([.D151];2)&gt;0;0;1)+IF(MOD([.E151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152:.E152])" office:value-type="float" office:value="11" calcext:value-type="float">
            <text:p>11</text:p>
          </table:table-cell>
          <table:table-cell table:formula="of:=IF(MOD([.C152];2)&gt;0;0;1)+IF(MOD([.D152];2)&gt;0;0;1)+IF(MOD([.E152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153:.E153])" office:value-type="float" office:value="12" calcext:value-type="float">
            <text:p>12</text:p>
          </table:table-cell>
          <table:table-cell table:formula="of:=IF(MOD([.C153];2)&gt;0;0;1)+IF(MOD([.D153];2)&gt;0;0;1)+IF(MOD([.E153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C154:.E154])" office:value-type="float" office:value="13" calcext:value-type="float">
            <text:p>13</text:p>
          </table:table-cell>
          <table:table-cell table:formula="of:=IF(MOD([.C154];2)&gt;0;0;1)+IF(MOD([.D154];2)&gt;0;0;1)+IF(MOD([.E154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155:.E155])" office:value-type="float" office:value="9" calcext:value-type="float">
            <text:p>9</text:p>
          </table:table-cell>
          <table:table-cell table:formula="of:=IF(MOD([.C155];2)&gt;0;0;1)+IF(MOD([.D155];2)&gt;0;0;1)+IF(MOD([.E155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C156:.E156])" office:value-type="float" office:value="10" calcext:value-type="float">
            <text:p>10</text:p>
          </table:table-cell>
          <table:table-cell table:formula="of:=IF(MOD([.C156];2)&gt;0;0;1)+IF(MOD([.D156];2)&gt;0;0;1)+IF(MOD([.E156];2)&gt;0;0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C157:.E157])" office:value-type="float" office:value="11" calcext:value-type="float">
            <text:p>11</text:p>
          </table:table-cell>
          <table:table-cell table:formula="of:=IF(MOD([.C157];2)&gt;0;0;1)+IF(MOD([.D157];2)&gt;0;0;1)+IF(MOD([.E157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SUM([.C158:.E158])" office:value-type="float" office:value="12" calcext:value-type="float">
            <text:p>12</text:p>
          </table:table-cell>
          <table:table-cell table:formula="of:=IF(MOD([.C158];2)&gt;0;0;1)+IF(MOD([.D158];2)&gt;0;0;1)+IF(MOD([.E158];2)&gt;0;0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C159:.E159])" office:value-type="float" office:value="13" calcext:value-type="float">
            <text:p>13</text:p>
          </table:table-cell>
          <table:table-cell table:formula="of:=IF(MOD([.C159];2)&gt;0;0;1)+IF(MOD([.D159];2)&gt;0;0;1)+IF(MOD([.E159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C160:.E160])" office:value-type="float" office:value="14" calcext:value-type="float">
            <text:p>14</text:p>
          </table:table-cell>
          <table:table-cell table:formula="of:=IF(MOD([.C160];2)&gt;0;0;1)+IF(MOD([.D160];2)&gt;0;0;1)+IF(MOD([.E160];2)&gt;0;0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C161:.E161])" office:value-type="float" office:value="10" calcext:value-type="float">
            <text:p>10</text:p>
          </table:table-cell>
          <table:table-cell table:formula="of:=IF(MOD([.C161];2)&gt;0;0;1)+IF(MOD([.D161];2)&gt;0;0;1)+IF(MOD([.E161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C162:.E162])" office:value-type="float" office:value="11" calcext:value-type="float">
            <text:p>11</text:p>
          </table:table-cell>
          <table:table-cell table:formula="of:=IF(MOD([.C162];2)&gt;0;0;1)+IF(MOD([.D162];2)&gt;0;0;1)+IF(MOD([.E162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C163:.E163])" office:value-type="float" office:value="12" calcext:value-type="float">
            <text:p>12</text:p>
          </table:table-cell>
          <table:table-cell table:formula="of:=IF(MOD([.C163];2)&gt;0;0;1)+IF(MOD([.D163];2)&gt;0;0;1)+IF(MOD([.E163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C164:.E164])" office:value-type="float" office:value="13" calcext:value-type="float">
            <text:p>13</text:p>
          </table:table-cell>
          <table:table-cell table:formula="of:=IF(MOD([.C164];2)&gt;0;0;1)+IF(MOD([.D164];2)&gt;0;0;1)+IF(MOD([.E164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165:.E165])" office:value-type="float" office:value="14" calcext:value-type="float">
            <text:p>14</text:p>
          </table:table-cell>
          <table:table-cell table:formula="of:=IF(MOD([.C165];2)&gt;0;0;1)+IF(MOD([.D165];2)&gt;0;0;1)+IF(MOD([.E165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C166:.E166])" office:value-type="float" office:value="15" calcext:value-type="float">
            <text:p>15</text:p>
          </table:table-cell>
          <table:table-cell table:formula="of:=IF(MOD([.C166];2)&gt;0;0;1)+IF(MOD([.D166];2)&gt;0;0;1)+IF(MOD([.E166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C167:.E167])" office:value-type="float" office:value="11" calcext:value-type="float">
            <text:p>11</text:p>
          </table:table-cell>
          <table:table-cell table:formula="of:=IF(MOD([.C167];2)&gt;0;0;1)+IF(MOD([.D167];2)&gt;0;0;1)+IF(MOD([.E167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C168:.E168])" office:value-type="float" office:value="12" calcext:value-type="float">
            <text:p>12</text:p>
          </table:table-cell>
          <table:table-cell table:formula="of:=IF(MOD([.C168];2)&gt;0;0;1)+IF(MOD([.D168];2)&gt;0;0;1)+IF(MOD([.E168];2)&gt;0;0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SUM([.C169:.E169])" office:value-type="float" office:value="13" calcext:value-type="float">
            <text:p>13</text:p>
          </table:table-cell>
          <table:table-cell table:formula="of:=IF(MOD([.C169];2)&gt;0;0;1)+IF(MOD([.D169];2)&gt;0;0;1)+IF(MOD([.E169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C170:.E170])" office:value-type="float" office:value="14" calcext:value-type="float">
            <text:p>14</text:p>
          </table:table-cell>
          <table:table-cell table:formula="of:=IF(MOD([.C170];2)&gt;0;0;1)+IF(MOD([.D170];2)&gt;0;0;1)+IF(MOD([.E170];2)&gt;0;0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C171:.E171])" office:value-type="float" office:value="15" calcext:value-type="float">
            <text:p>15</text:p>
          </table:table-cell>
          <table:table-cell table:formula="of:=IF(MOD([.C171];2)&gt;0;0;1)+IF(MOD([.D171];2)&gt;0;0;1)+IF(MOD([.E171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C172:.E172])" office:value-type="float" office:value="16" calcext:value-type="float">
            <text:p>16</text:p>
          </table:table-cell>
          <table:table-cell table:formula="of:=IF(MOD([.C172];2)&gt;0;0;1)+IF(MOD([.D172];2)&gt;0;0;1)+IF(MOD([.E172];2)&gt;0;0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173:.E173])" office:value-type="float" office:value="7" calcext:value-type="float">
            <text:p>7</text:p>
          </table:table-cell>
          <table:table-cell table:formula="of:=IF(MOD([.C173];2)&gt;0;0;1)+IF(MOD([.D173];2)&gt;0;0;1)+IF(MOD([.E173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174:.E174])" office:value-type="float" office:value="8" calcext:value-type="float">
            <text:p>8</text:p>
          </table:table-cell>
          <table:table-cell table:formula="of:=IF(MOD([.C174];2)&gt;0;0;1)+IF(MOD([.D174];2)&gt;0;0;1)+IF(MOD([.E174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175:.E175])" office:value-type="float" office:value="9" calcext:value-type="float">
            <text:p>9</text:p>
          </table:table-cell>
          <table:table-cell table:formula="of:=IF(MOD([.C175];2)&gt;0;0;1)+IF(MOD([.D175];2)&gt;0;0;1)+IF(MOD([.E175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C176:.E176])" office:value-type="float" office:value="10" calcext:value-type="float">
            <text:p>10</text:p>
          </table:table-cell>
          <table:table-cell table:formula="of:=IF(MOD([.C176];2)&gt;0;0;1)+IF(MOD([.D176];2)&gt;0;0;1)+IF(MOD([.E176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C177:.E177])" office:value-type="float" office:value="11" calcext:value-type="float">
            <text:p>11</text:p>
          </table:table-cell>
          <table:table-cell table:formula="of:=IF(MOD([.C177];2)&gt;0;0;1)+IF(MOD([.D177];2)&gt;0;0;1)+IF(MOD([.E177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C178:.E178])" office:value-type="float" office:value="12" calcext:value-type="float">
            <text:p>12</text:p>
          </table:table-cell>
          <table:table-cell table:formula="of:=IF(MOD([.C178];2)&gt;0;0;1)+IF(MOD([.D178];2)&gt;0;0;1)+IF(MOD([.E178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179:.E179])" office:value-type="float" office:value="8" calcext:value-type="float">
            <text:p>8</text:p>
          </table:table-cell>
          <table:table-cell table:formula="of:=IF(MOD([.C179];2)&gt;0;0;1)+IF(MOD([.D179];2)&gt;0;0;1)+IF(MOD([.E179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180:.E180])" office:value-type="float" office:value="9" calcext:value-type="float">
            <text:p>9</text:p>
          </table:table-cell>
          <table:table-cell table:formula="of:=IF(MOD([.C180];2)&gt;0;0;1)+IF(MOD([.D180];2)&gt;0;0;1)+IF(MOD([.E180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181:.E181])" office:value-type="float" office:value="10" calcext:value-type="float">
            <text:p>10</text:p>
          </table:table-cell>
          <table:table-cell table:formula="of:=IF(MOD([.C181];2)&gt;0;0;1)+IF(MOD([.D181];2)&gt;0;0;1)+IF(MOD([.E181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C182:.E182])" office:value-type="float" office:value="11" calcext:value-type="float">
            <text:p>11</text:p>
          </table:table-cell>
          <table:table-cell table:formula="of:=IF(MOD([.C182];2)&gt;0;0;1)+IF(MOD([.D182];2)&gt;0;0;1)+IF(MOD([.E182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C183:.E183])" office:value-type="float" office:value="12" calcext:value-type="float">
            <text:p>12</text:p>
          </table:table-cell>
          <table:table-cell table:formula="of:=IF(MOD([.C183];2)&gt;0;0;1)+IF(MOD([.D183];2)&gt;0;0;1)+IF(MOD([.E183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C184:.E184])" office:value-type="float" office:value="13" calcext:value-type="float">
            <text:p>13</text:p>
          </table:table-cell>
          <table:table-cell table:formula="of:=IF(MOD([.C184];2)&gt;0;0;1)+IF(MOD([.D184];2)&gt;0;0;1)+IF(MOD([.E184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185:.E185])" office:value-type="float" office:value="9" calcext:value-type="float">
            <text:p>9</text:p>
          </table:table-cell>
          <table:table-cell table:formula="of:=IF(MOD([.C185];2)&gt;0;0;1)+IF(MOD([.D185];2)&gt;0;0;1)+IF(MOD([.E185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186:.E186])" office:value-type="float" office:value="10" calcext:value-type="float">
            <text:p>10</text:p>
          </table:table-cell>
          <table:table-cell table:formula="of:=IF(MOD([.C186];2)&gt;0;0;1)+IF(MOD([.D186];2)&gt;0;0;1)+IF(MOD([.E186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C187:.E187])" office:value-type="float" office:value="11" calcext:value-type="float">
            <text:p>11</text:p>
          </table:table-cell>
          <table:table-cell table:formula="of:=IF(MOD([.C187];2)&gt;0;0;1)+IF(MOD([.D187];2)&gt;0;0;1)+IF(MOD([.E187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188:.E188])" office:value-type="float" office:value="12" calcext:value-type="float">
            <text:p>12</text:p>
          </table:table-cell>
          <table:table-cell table:formula="of:=IF(MOD([.C188];2)&gt;0;0;1)+IF(MOD([.D188];2)&gt;0;0;1)+IF(MOD([.E188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189:.E189])" office:value-type="float" office:value="13" calcext:value-type="float">
            <text:p>13</text:p>
          </table:table-cell>
          <table:table-cell table:formula="of:=IF(MOD([.C189];2)&gt;0;0;1)+IF(MOD([.D189];2)&gt;0;0;1)+IF(MOD([.E189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C190:.E190])" office:value-type="float" office:value="14" calcext:value-type="float">
            <text:p>14</text:p>
          </table:table-cell>
          <table:table-cell table:formula="of:=IF(MOD([.C190];2)&gt;0;0;1)+IF(MOD([.D190];2)&gt;0;0;1)+IF(MOD([.E190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191:.E191])" office:value-type="float" office:value="10" calcext:value-type="float">
            <text:p>10</text:p>
          </table:table-cell>
          <table:table-cell table:formula="of:=IF(MOD([.C191];2)&gt;0;0;1)+IF(MOD([.D191];2)&gt;0;0;1)+IF(MOD([.E191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C192:.E192])" office:value-type="float" office:value="11" calcext:value-type="float">
            <text:p>11</text:p>
          </table:table-cell>
          <table:table-cell table:formula="of:=IF(MOD([.C192];2)&gt;0;0;1)+IF(MOD([.D192];2)&gt;0;0;1)+IF(MOD([.E192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C193:.E193])" office:value-type="float" office:value="12" calcext:value-type="float">
            <text:p>12</text:p>
          </table:table-cell>
          <table:table-cell table:formula="of:=IF(MOD([.C193];2)&gt;0;0;1)+IF(MOD([.D193];2)&gt;0;0;1)+IF(MOD([.E193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C194:.E194])" office:value-type="float" office:value="13" calcext:value-type="float">
            <text:p>13</text:p>
          </table:table-cell>
          <table:table-cell table:formula="of:=IF(MOD([.C194];2)&gt;0;0;1)+IF(MOD([.D194];2)&gt;0;0;1)+IF(MOD([.E194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C195:.E195])" office:value-type="float" office:value="14" calcext:value-type="float">
            <text:p>14</text:p>
          </table:table-cell>
          <table:table-cell table:formula="of:=IF(MOD([.C195];2)&gt;0;0;1)+IF(MOD([.D195];2)&gt;0;0;1)+IF(MOD([.E195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C196:.E196])" office:value-type="float" office:value="15" calcext:value-type="float">
            <text:p>15</text:p>
          </table:table-cell>
          <table:table-cell table:formula="of:=IF(MOD([.C196];2)&gt;0;0;1)+IF(MOD([.D196];2)&gt;0;0;1)+IF(MOD([.E196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C197:.E197])" office:value-type="float" office:value="11" calcext:value-type="float">
            <text:p>11</text:p>
          </table:table-cell>
          <table:table-cell table:formula="of:=IF(MOD([.C197];2)&gt;0;0;1)+IF(MOD([.D197];2)&gt;0;0;1)+IF(MOD([.E197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C198:.E198])" office:value-type="float" office:value="12" calcext:value-type="float">
            <text:p>12</text:p>
          </table:table-cell>
          <table:table-cell table:formula="of:=IF(MOD([.C198];2)&gt;0;0;1)+IF(MOD([.D198];2)&gt;0;0;1)+IF(MOD([.E198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C199:.E199])" office:value-type="float" office:value="13" calcext:value-type="float">
            <text:p>13</text:p>
          </table:table-cell>
          <table:table-cell table:formula="of:=IF(MOD([.C199];2)&gt;0;0;1)+IF(MOD([.D199];2)&gt;0;0;1)+IF(MOD([.E199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C200:.E200])" office:value-type="float" office:value="14" calcext:value-type="float">
            <text:p>14</text:p>
          </table:table-cell>
          <table:table-cell table:formula="of:=IF(MOD([.C200];2)&gt;0;0;1)+IF(MOD([.D200];2)&gt;0;0;1)+IF(MOD([.E200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SUM([.C201:.E201])" office:value-type="float" office:value="15" calcext:value-type="float">
            <text:p>15</text:p>
          </table:table-cell>
          <table:table-cell table:formula="of:=IF(MOD([.C201];2)&gt;0;0;1)+IF(MOD([.D201];2)&gt;0;0;1)+IF(MOD([.E201];2)&gt;0;0;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C202:.E202])" office:value-type="float" office:value="16" calcext:value-type="float">
            <text:p>16</text:p>
          </table:table-cell>
          <table:table-cell table:formula="of:=IF(MOD([.C202];2)&gt;0;0;1)+IF(MOD([.D202];2)&gt;0;0;1)+IF(MOD([.E202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C203:.E203])" office:value-type="float" office:value="12" calcext:value-type="float">
            <text:p>12</text:p>
          </table:table-cell>
          <table:table-cell table:formula="of:=IF(MOD([.C203];2)&gt;0;0;1)+IF(MOD([.D203];2)&gt;0;0;1)+IF(MOD([.E203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C204:.E204])" office:value-type="float" office:value="13" calcext:value-type="float">
            <text:p>13</text:p>
          </table:table-cell>
          <table:table-cell table:formula="of:=IF(MOD([.C204];2)&gt;0;0;1)+IF(MOD([.D204];2)&gt;0;0;1)+IF(MOD([.E204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SUM([.C205:.E205])" office:value-type="float" office:value="14" calcext:value-type="float">
            <text:p>14</text:p>
          </table:table-cell>
          <table:table-cell table:formula="of:=IF(MOD([.C205];2)&gt;0;0;1)+IF(MOD([.D205];2)&gt;0;0;1)+IF(MOD([.E205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C206:.E206])" office:value-type="float" office:value="15" calcext:value-type="float">
            <text:p>15</text:p>
          </table:table-cell>
          <table:table-cell table:formula="of:=IF(MOD([.C206];2)&gt;0;0;1)+IF(MOD([.D206];2)&gt;0;0;1)+IF(MOD([.E206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C207:.E207])" office:value-type="float" office:value="16" calcext:value-type="float">
            <text:p>16</text:p>
          </table:table-cell>
          <table:table-cell table:formula="of:=IF(MOD([.C207];2)&gt;0;0;1)+IF(MOD([.D207];2)&gt;0;0;1)+IF(MOD([.E207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C208:.E208])" office:value-type="float" office:value="17" calcext:value-type="float">
            <text:p>17</text:p>
          </table:table-cell>
          <table:table-cell table:formula="of:=IF(MOD([.C208];2)&gt;0;0;1)+IF(MOD([.D208];2)&gt;0;0;1)+IF(MOD([.E208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09:.E209])" office:value-type="float" office:value="8" calcext:value-type="float">
            <text:p>8</text:p>
          </table:table-cell>
          <table:table-cell table:formula="of:=IF(MOD([.C209];2)&gt;0;0;1)+IF(MOD([.D209];2)&gt;0;0;1)+IF(MOD([.E209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210:.E210])" office:value-type="float" office:value="9" calcext:value-type="float">
            <text:p>9</text:p>
          </table:table-cell>
          <table:table-cell table:formula="of:=IF(MOD([.C210];2)&gt;0;0;1)+IF(MOD([.D210];2)&gt;0;0;1)+IF(MOD([.E210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211:.E211])" office:value-type="float" office:value="10" calcext:value-type="float">
            <text:p>10</text:p>
          </table:table-cell>
          <table:table-cell table:formula="of:=IF(MOD([.C211];2)&gt;0;0;1)+IF(MOD([.D211];2)&gt;0;0;1)+IF(MOD([.E211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C212:.E212])" office:value-type="float" office:value="11" calcext:value-type="float">
            <text:p>11</text:p>
          </table:table-cell>
          <table:table-cell table:formula="of:=IF(MOD([.C212];2)&gt;0;0;1)+IF(MOD([.D212];2)&gt;0;0;1)+IF(MOD([.E212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C213:.E213])" office:value-type="float" office:value="12" calcext:value-type="float">
            <text:p>12</text:p>
          </table:table-cell>
          <table:table-cell table:formula="of:=IF(MOD([.C213];2)&gt;0;0;1)+IF(MOD([.D213];2)&gt;0;0;1)+IF(MOD([.E213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C214:.E214])" office:value-type="float" office:value="13" calcext:value-type="float">
            <text:p>13</text:p>
          </table:table-cell>
          <table:table-cell table:formula="of:=IF(MOD([.C214];2)&gt;0;0;1)+IF(MOD([.D214];2)&gt;0;0;1)+IF(MOD([.E214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C215:.E215])" office:value-type="float" office:value="9" calcext:value-type="float">
            <text:p>9</text:p>
          </table:table-cell>
          <table:table-cell table:formula="of:=IF(MOD([.C215];2)&gt;0;0;1)+IF(MOD([.D215];2)&gt;0;0;1)+IF(MOD([.E215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C216:.E216])" office:value-type="float" office:value="10" calcext:value-type="float">
            <text:p>10</text:p>
          </table:table-cell>
          <table:table-cell table:formula="of:=IF(MOD([.C216];2)&gt;0;0;1)+IF(MOD([.D216];2)&gt;0;0;1)+IF(MOD([.E216];2)&gt;0;0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C217:.E217])" office:value-type="float" office:value="11" calcext:value-type="float">
            <text:p>11</text:p>
          </table:table-cell>
          <table:table-cell table:formula="of:=IF(MOD([.C217];2)&gt;0;0;1)+IF(MOD([.D217];2)&gt;0;0;1)+IF(MOD([.E217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C218:.E218])" office:value-type="float" office:value="12" calcext:value-type="float">
            <text:p>12</text:p>
          </table:table-cell>
          <table:table-cell table:formula="of:=IF(MOD([.C218];2)&gt;0;0;1)+IF(MOD([.D218];2)&gt;0;0;1)+IF(MOD([.E218];2)&gt;0;0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SUM([.C219:.E219])" office:value-type="float" office:value="13" calcext:value-type="float">
            <text:p>13</text:p>
          </table:table-cell>
          <table:table-cell table:formula="of:=IF(MOD([.C219];2)&gt;0;0;1)+IF(MOD([.D219];2)&gt;0;0;1)+IF(MOD([.E219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C220:.E220])" office:value-type="float" office:value="14" calcext:value-type="float">
            <text:p>14</text:p>
          </table:table-cell>
          <table:table-cell table:formula="of:=IF(MOD([.C220];2)&gt;0;0;1)+IF(MOD([.D220];2)&gt;0;0;1)+IF(MOD([.E220];2)&gt;0;0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C221:.E221])" office:value-type="float" office:value="10" calcext:value-type="float">
            <text:p>10</text:p>
          </table:table-cell>
          <table:table-cell table:formula="of:=IF(MOD([.C221];2)&gt;0;0;1)+IF(MOD([.D221];2)&gt;0;0;1)+IF(MOD([.E221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C222:.E222])" office:value-type="float" office:value="11" calcext:value-type="float">
            <text:p>11</text:p>
          </table:table-cell>
          <table:table-cell table:formula="of:=IF(MOD([.C222];2)&gt;0;0;1)+IF(MOD([.D222];2)&gt;0;0;1)+IF(MOD([.E222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C223:.E223])" office:value-type="float" office:value="12" calcext:value-type="float">
            <text:p>12</text:p>
          </table:table-cell>
          <table:table-cell table:formula="of:=IF(MOD([.C223];2)&gt;0;0;1)+IF(MOD([.D223];2)&gt;0;0;1)+IF(MOD([.E223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C224:.E224])" office:value-type="float" office:value="13" calcext:value-type="float">
            <text:p>13</text:p>
          </table:table-cell>
          <table:table-cell table:formula="of:=IF(MOD([.C224];2)&gt;0;0;1)+IF(MOD([.D224];2)&gt;0;0;1)+IF(MOD([.E224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SUM([.C225:.E225])" office:value-type="float" office:value="14" calcext:value-type="float">
            <text:p>14</text:p>
          </table:table-cell>
          <table:table-cell table:formula="of:=IF(MOD([.C225];2)&gt;0;0;1)+IF(MOD([.D225];2)&gt;0;0;1)+IF(MOD([.E225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C226:.E226])" office:value-type="float" office:value="15" calcext:value-type="float">
            <text:p>15</text:p>
          </table:table-cell>
          <table:table-cell table:formula="of:=IF(MOD([.C226];2)&gt;0;0;1)+IF(MOD([.D226];2)&gt;0;0;1)+IF(MOD([.E226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C227:.E227])" office:value-type="float" office:value="11" calcext:value-type="float">
            <text:p>11</text:p>
          </table:table-cell>
          <table:table-cell table:formula="of:=IF(MOD([.C227];2)&gt;0;0;1)+IF(MOD([.D227];2)&gt;0;0;1)+IF(MOD([.E227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C228:.E228])" office:value-type="float" office:value="12" calcext:value-type="float">
            <text:p>12</text:p>
          </table:table-cell>
          <table:table-cell table:formula="of:=IF(MOD([.C228];2)&gt;0;0;1)+IF(MOD([.D228];2)&gt;0;0;1)+IF(MOD([.E228];2)&gt;0;0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C229:.E229])" office:value-type="float" office:value="13" calcext:value-type="float">
            <text:p>13</text:p>
          </table:table-cell>
          <table:table-cell table:formula="of:=IF(MOD([.C229];2)&gt;0;0;1)+IF(MOD([.D229];2)&gt;0;0;1)+IF(MOD([.E229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C230:.E230])" office:value-type="float" office:value="14" calcext:value-type="float">
            <text:p>14</text:p>
          </table:table-cell>
          <table:table-cell table:formula="of:=IF(MOD([.C230];2)&gt;0;0;1)+IF(MOD([.D230];2)&gt;0;0;1)+IF(MOD([.E230];2)&gt;0;0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C231:.E231])" office:value-type="float" office:value="15" calcext:value-type="float">
            <text:p>15</text:p>
          </table:table-cell>
          <table:table-cell table:formula="of:=IF(MOD([.C231];2)&gt;0;0;1)+IF(MOD([.D231];2)&gt;0;0;1)+IF(MOD([.E231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C232:.E232])" office:value-type="float" office:value="16" calcext:value-type="float">
            <text:p>16</text:p>
          </table:table-cell>
          <table:table-cell table:formula="of:=IF(MOD([.C232];2)&gt;0;0;1)+IF(MOD([.D232];2)&gt;0;0;1)+IF(MOD([.E232];2)&gt;0;0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C233:.E233])" office:value-type="float" office:value="12" calcext:value-type="float">
            <text:p>12</text:p>
          </table:table-cell>
          <table:table-cell table:formula="of:=IF(MOD([.C233];2)&gt;0;0;1)+IF(MOD([.D233];2)&gt;0;0;1)+IF(MOD([.E233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C234:.E234])" office:value-type="float" office:value="13" calcext:value-type="float">
            <text:p>13</text:p>
          </table:table-cell>
          <table:table-cell table:formula="of:=IF(MOD([.C234];2)&gt;0;0;1)+IF(MOD([.D234];2)&gt;0;0;1)+IF(MOD([.E234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C235:.E235])" office:value-type="float" office:value="14" calcext:value-type="float">
            <text:p>14</text:p>
          </table:table-cell>
          <table:table-cell table:formula="of:=IF(MOD([.C235];2)&gt;0;0;1)+IF(MOD([.D235];2)&gt;0;0;1)+IF(MOD([.E235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C236:.E236])" office:value-type="float" office:value="15" calcext:value-type="float">
            <text:p>15</text:p>
          </table:table-cell>
          <table:table-cell table:formula="of:=IF(MOD([.C236];2)&gt;0;0;1)+IF(MOD([.D236];2)&gt;0;0;1)+IF(MOD([.E236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C237:.E237])" office:value-type="float" office:value="16" calcext:value-type="float">
            <text:p>16</text:p>
          </table:table-cell>
          <table:table-cell table:formula="of:=IF(MOD([.C237];2)&gt;0;0;1)+IF(MOD([.D237];2)&gt;0;0;1)+IF(MOD([.E237];2)&gt;0;0;1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C238:.E238])" office:value-type="float" office:value="17" calcext:value-type="float">
            <text:p>17</text:p>
          </table:table-cell>
          <table:table-cell table:formula="of:=IF(MOD([.C238];2)&gt;0;0;1)+IF(MOD([.D238];2)&gt;0;0;1)+IF(MOD([.E238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C239:.E239])" office:value-type="float" office:value="13" calcext:value-type="float">
            <text:p>13</text:p>
          </table:table-cell>
          <table:table-cell table:formula="of:=IF(MOD([.C239];2)&gt;0;0;1)+IF(MOD([.D239];2)&gt;0;0;1)+IF(MOD([.E239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SUM([.C240:.E240])" office:value-type="float" office:value="14" calcext:value-type="float">
            <text:p>14</text:p>
          </table:table-cell>
          <table:table-cell table:formula="of:=IF(MOD([.C240];2)&gt;0;0;1)+IF(MOD([.D240];2)&gt;0;0;1)+IF(MOD([.E240];2)&gt;0;0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SUM([.C241:.E241])" office:value-type="float" office:value="15" calcext:value-type="float">
            <text:p>15</text:p>
          </table:table-cell>
          <table:table-cell table:formula="of:=IF(MOD([.C241];2)&gt;0;0;1)+IF(MOD([.D241];2)&gt;0;0;1)+IF(MOD([.E241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C242:.E242])" office:value-type="float" office:value="16" calcext:value-type="float">
            <text:p>16</text:p>
          </table:table-cell>
          <table:table-cell table:formula="of:=IF(MOD([.C242];2)&gt;0;0;1)+IF(MOD([.D242];2)&gt;0;0;1)+IF(MOD([.E242];2)&gt;0;0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C243:.E243])" office:value-type="float" office:value="17" calcext:value-type="float">
            <text:p>17</text:p>
          </table:table-cell>
          <table:table-cell table:formula="of:=IF(MOD([.C243];2)&gt;0;0;1)+IF(MOD([.D243];2)&gt;0;0;1)+IF(MOD([.E243];2)&gt;0;0;1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SUM([.C244:.E244])" office:value-type="float" office:value="18" calcext:value-type="float">
            <text:p>18</text:p>
          </table:table-cell>
          <table:table-cell table:formula="of:=IF(MOD([.C244];2)&gt;0;0;1)+IF(MOD([.D244];2)&gt;0;0;1)+IF(MOD([.E244];2)&gt;0;0;1)" office:value-type="float" office:value="3" calcext:value-type="float">
            <text:p>3</text:p>
          </table:table-cell>
          <table:table-cell table:number-columns-repeated="7"/>
        </table:table-row>
      </table:table>
      <table:named-expressions>
        <table:named-range table:name="six_faces" table:base-cell-address="$Feuille1.$A$1" table:cell-range-address="$Feuille1.$H$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F</number:text>
    </number:number-style>
    <number:number-style style:name="N107"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F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F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F</number:text>
    </number:number-style>
    <number:number-style style:name="N109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10P0"/>
    </number:number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F </number:text>
    </number:number-style>
    <number:number-style style:name="N112P2" style:volatile="true">
      <number:text> </number:text>
      <number:fill-character> </number:fill-character>
      <number:text>- F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F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">
      <number:number number:decimal-places="20" number:min-decimal-places="20" number:min-integer-digits="1"/>
    </number:number-style>
    <number:number-style style:name="N120">
      <number:number number:decimal-places="0" number:min-decimal-places="0" number:min-integer-digits="8">
        <number:embedded-text number:position="7">/</number:embedded-text>
        <number:embedded-text number:position="4"> </number:embedded-text>
        <number:embedded-text number:position="2"> </number:embedded-text>
      </number:number>
    </number:number-style>
    <number:number-style style:name="N121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2">
      <number:number number:decimal-places="3" number:min-decimal-places="3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7T11:24:00.474000000</meta:creation-date>
    <dc:date>2021-11-07T13:16:57.987000000</dc:date>
    <meta:editing-duration>PT1H9M33S</meta:editing-duration>
    <meta:editing-cycles>17</meta:editing-cycles>
    <meta:generator>LibreOffice/7.2.2.2$Windows_X86_64 LibreOffice_project/02b2acce88a210515b4a5bb2e46cbfb63fe97d56</meta:generator>
    <meta:document-statistic meta:table-count="2" meta:cell-count="1522" meta:object-count="0"/>
  </office:meta>
</office:document-meta>
</file>